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ecea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0836784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3d18e5"/>
    </style:style>
    <style:style style:name="T33" style:family="text">
      <style:text-properties officeooo:rsid="02867bcd"/>
    </style:style>
    <style:style style:name="T34" style:family="text">
      <style:text-properties officeooo:rsid="0063a409"/>
    </style:style>
    <style:style style:name="T35" style:family="text">
      <style:text-properties officeooo:rsid="034a2232"/>
    </style:style>
    <style:style style:name="T36" style:family="text">
      <style:text-properties officeooo:rsid="0355fad5"/>
    </style:style>
    <style:style style:name="T37" style:family="text">
      <style:text-properties officeooo:rsid="036e9576"/>
    </style:style>
    <style:style style:name="T38" style:family="text">
      <style:text-properties officeooo:rsid="03794440"/>
    </style:style>
    <style:style style:name="T39" style:family="text">
      <style:text-properties officeooo:rsid="0387836c"/>
    </style:style>
    <style:style style:name="T40" style:family="text">
      <style:text-properties officeooo:rsid="03890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33">8</text:span></text:p>
      <text:p text:style-name="P18"/>
      <text:p text:style-name="P18"/>
      <text:p text:style-name="P13">© 201<text:span text:style-name="T33">8</text:span> by Wolfgang Skala. This edition is licensed under the<text:span text:style-name="T35"><text:line-break/></text:span>Creative Commons Attribution<text:span text:style-name="T26">-NonCommercial-ShareAlike</text:span> 4.0 International License.<text:span text:style-name="T35"><text:line-break/></text:span>To view a copy of this license, visit http://creativecommons.org/licenses/by<text:span text:style-name="T27">-nc-sa</text:span>/4.0/.</text:p>
      <text:p text:style-name="P12"/>
      <text:p text:style-name="P14">Music engraving by LilyPond 2.18.0 (http://www.lilypond.org).<text:span text:style-name="T25"><text:line-break/>Front matter</text:span> typeset with EB Garamond (http://www.georgduffner.at/ebgaramond).</text:p>
      <text:p text:style-name="P18"/>
      <text:p text:style-name="P11">First <text:span text:style-name="T29">version</text:span>, <text:span text:style-name="T38">July 2018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3">of the </text:span><text:span text:style-name="T2">Messa à 4. Voci Concertata Con Strumenti</text:span><text:span text:style-name="T3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26200810</text:span> (siglum Mus.2973-D-<text:span text:style-name="T36">2</text:span>).</text:p>
      <text:p text:style-name="P4"/>
      <text:p text:style-name="P5">In general, this edition closely follows the <text:span text:style-name="T39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0">k y r i e</text:p>
      <text:p text:style-name="P6"/>
      <text:p text:style-name="P27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1">Abbreviations: A, alto; B, bass;<text:span text:style-name="T32"> Ms, manuscript; o</text:span>rg, basses and organ; <text:span text:style-name="T32">r, rest;</text:span> S,<text:span text:style-name="T40"> </text:span>soprano; T<text:span text:style-name="T28">, </text:span>tenor; <text:span text:style-name="T37">tr, trumpet; vl</text:span>, violin;<text:span text:style-name="T37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galuppi-missa-BurG-I-2)</text:span>. Your help will be greatly appreciated.</text:p>
      <text:p text:style-name="P9"/>
      <text:p text:style-name="P9"/>
      <text:p text:style-name="P9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5"/>
      <text:p text:style-name="P23"><text:span text:style-name="T35"><text:line-break/></text:span>C O N T E N T S</text:p>
      <text:p text:style-name="P16"/>
      <text:p text:style-name="P15"/>
      <text:p text:style-name="P17">1<text:tab/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3T23:24:27.710196436</dc:date>
    <dc:creator>Wolfgang Skala</dc:creator>
    <meta:editing-duration>P9DT21H48M15S</meta:editing-duration>
    <meta:editing-cycles>829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27" meta:character-count="2024" meta:non-whitespace-character-count="1690"/>
  </office:meta>
</office:document-meta>
</file>